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Calibri, Candara, Segoe, 'Segoe UI', Opti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Open San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5562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222222" style:font-name="Open Sans" fo:font-size="12pt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yeccion sql</text:p>
      <text:p text:style-name="P1"><text:span text:style-name="T3">La mayoría de las aplicaciones web desarrolladas hoy en día hacen uso de una base de datos para ofrecer páginas dinámicas y almacenar información tanto de los usuarios como de la propia herramienta, datos a los que se accede por medio del lenguaje SQL, un lenguaje para interaccionar con bases de datos relacionales.</text:span><text:span text:style-name="T2"> </text:span></text:p>
      <text:p text:style-name="P3"/>
      <text:p text:style-name="P6"><text:span text:style-name="T2">Una inyección SQL es una vulnerabilidad categorizada como crítica, la cual permite a un atacante inyectar sentencias SQL a través del(los) input(s) de un aplicativo web. Esta vulnerabilidad se puede producir automáticamente cuando un programa</text:span><text:span text:style-name="T1"> </text:span><text:span text:style-name="T2">"arma descuidadamente" una sentencia SQL</text:span><text:span text:style-name="T1"> </text:span><text:span text:style-name="T2">en tiempo de ejecución, o bien durante la fase</text:span><text:span text:style-name="T2"> de desarrollo, cuando el programador explicita la sentencia SQL a ejecutar en forma desprotegida. En cualquier caso, siempre que el programador necesite y haga uso de parámetros a ingresar por parte del usuario, a efectos de consultar una base de datos; ya que, justamente, dentro de los parámetros es donde se puede incorporar el código SQL intruso. </text:span></text:p>
      <text:p text:style-name="P3">Ejemplo</text:p>
      <text:list xml:id="list980673035" text:style-name="L1">
        <text:list-item>
          <text:p text:style-name="P4">ataque a la tabla usuarios</text:p>
        </text:list-item>
      </text:list>
      <text:list xml:id="list3969561084" text:style-name="L2">
        <text:list-item>
          <text:p text:style-name="P5">ataque la la tabla base</text:p>
          <text:p text:style-name="P5">xx' union select host,user,password from mysql.user where '1=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Calibri, Candara, Segoe, 'Segoe UI', Opti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10:24.08</meta:creation-date>
    <dc:date>2020-06-18T11:06:30.232000000</dc:date>
    <meta:editing-duration>PT30M30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7" meta:word-count="182" meta:character-count="1134" meta:non-whitespace-character-count="959"/>
  </office:meta>
</office:document-meta>
</file>